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4.85mm" fo:margin-left="20.39mm" table:align="left"/>
    </style:style>
    <style:style style:name="Table1.A" style:family="table-column">
      <style:table-column-properties style:column-width="113.08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5.77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style:vertical-align="" fo:padding="0mm" fo:border-left="none" fo:border-right="none" fo:border-top="none" fo:border-bottom="0.85pt solid #000001"/>
    </style:style>
    <style:style style:name="Table1.B1" style:family="table-cell">
      <style:table-cell-properties style:vertical-align="" fo:padding="0mm" fo:border-left="none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none"/>
    </style:style>
    <style:style style:name="Table1.2" style:family="table-row">
      <style:table-row-properties style:row-height="35.17mm" fo:keep-together="auto"/>
    </style:style>
    <style:style style:name="Table1.A2" style:family="table-cell">
      <style:table-cell-properties style:vertical-align="" fo:padding="0mm" fo:border="0.85pt solid #000001"/>
    </style:style>
    <style:style style:name="Table1.B2" style:family="table-cell">
      <style:table-cell-properties style:vertical-align="" fo:padding="0mm" fo:border-left="0.85pt solid #000001" fo:border-right="0.6pt solid #000001" fo:border-top="none" fo:border-bottom="none"/>
    </style:style>
    <style:style style:name="Table1.C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3" style:family="table-row">
      <style:table-row-properties style:row-height="1.53mm" fo:keep-together="auto"/>
    </style:style>
    <style:style style:name="Table1.A3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3" style:family="table-cell">
      <style:table-cell-properties style:vertical-align="" fo:padding="0mm" fo:border-left="0.85pt solid #000001" fo:border-right="none" fo:border-top="none" fo:border-bottom="none"/>
    </style:style>
    <style:style style:name="Table1.C3" style:family="table-cell">
      <style:table-cell-properties style:vertical-align="" fo:padding="0mm" fo:border-left="none" fo:border-right="none" fo:border-top="0.6pt solid #000001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10%" fo:text-align="start" style:justify-single-word="false" fo:text-indent="0mm" style:auto-text-indent="false">
        <style:tab-stops>
          <style:tab-stop style:position="44.01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margin-top="3.18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>
          <style:tab-stop style:position="44.4mm" style:type="right"/>
          <style:tab-stop style:position="100.97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6.99mm" fo:margin-bottom="0mm" fo:line-height="100%" fo:text-align="start" style:justify-single-word="false" fo:text-indent="0mm" style:auto-text-indent="false">
        <style:tab-stops>
          <style:tab-stop style:position="159.07mm" style:type="right"/>
        </style:tab-stops>
      </style:paragraph-properties>
    </style:style>
    <style:style style:name="P8" style:family="paragraph" style:parent-style-name="Standard">
      <style:paragraph-properties fo:margin-left="5.08mm" fo:margin-right="0mm" fo:margin-top="0mm" fo:margin-bottom="0mm" fo:line-height="100%" fo:text-align="center" style:justify-single-word="false" fo:text-indent="0mm" style:auto-text-indent="false"/>
    </style:style>
    <style:style style:name="P9" style:family="paragraph" style:parent-style-name="Standard">
      <style:paragraph-properties fo:margin-top="0mm" fo:margin-bottom="4.09mm" fo:line-height="0.35mm"/>
    </style:style>
    <style:style style:name="P10" style:family="paragraph" style:parent-style-name="Standard">
      <style:paragraph-properties fo:margin-left="0mm" fo:margin-right="143.51mm" fo:margin-top="0mm" fo:margin-bottom="0mm" fo:line-height="200%" fo:text-align="start" style:justify-single-word="false" fo:text-indent="0mm" style:auto-text-indent="false"/>
    </style:style>
    <style:style style:name="P11" style:family="paragraph" style:parent-style-name="Standard">
      <style:paragraph-properties fo:margin-left="39.37mm" fo:margin-right="0mm" fo:margin-top="0mm" fo:margin-bottom="0mm" fo:line-height="100%" fo:text-align="start" style:justify-single-word="false" fo:text-indent="0mm" style:auto-text-indent="false">
        <style:tab-stops>
          <style:tab-stop style:position="44.4mm" style:type="right"/>
          <style:tab-stop style:position="103.82mm" style:type="right"/>
        </style:tab-stops>
      </style:paragraph-properties>
    </style:style>
    <style:style style:name="P12" style:family="paragraph" style:parent-style-name="Standard">
      <style:paragraph-properties fo:margin-left="0mm" fo:margin-right="133.35mm" fo:margin-top="3.18mm" fo:margin-bottom="0mm" fo:line-height="100%" fo:text-align="start" style:justify-single-word="false" fo:text-indent="0mm" style:auto-text-indent="false"/>
    </style:style>
    <style:style style:name="P13" style:family="paragraph" style:parent-style-name="Standard">
      <style:paragraph-properties fo:margin-left="0mm" fo:margin-right="76.2mm" fo:margin-top="3.81mm" fo:margin-bottom="0mm" fo:line-height="200%" fo:text-align="start" style:justify-single-word="false" fo:text-indent="0mm" style:auto-text-indent="false"/>
    </style:style>
    <style:style style:name="P14" style:family="paragraph" style:parent-style-name="Standard">
      <style:paragraph-properties fo:margin-left="12.7mm" fo:margin-right="0mm" fo:margin-top="4.45mm" fo:margin-bottom="0mm" fo:line-height="100%" fo:text-align="start" style:justify-single-word="false" fo:text-indent="0mm" style:auto-text-indent="false">
        <style:tab-stops>
          <style:tab-stop style:position="40.78mm" style:type="right"/>
        </style:tab-stops>
      </style:paragraph-properties>
    </style:style>
    <style:style style:name="P15" style:family="paragraph" style:parent-style-name="Standard">
      <style:paragraph-properties fo:margin-left="12.7mm" fo:margin-right="0mm" fo:margin-top="3.81mm" fo:margin-bottom="43.18mm" fo:line-height="100%" fo:text-align="start" style:justify-single-word="false" fo:text-indent="0mm" style:auto-text-indent="false">
        <style:tab-stops>
          <style:tab-stop style:position="25.72mm"/>
          <style:tab-stop style:position="120.97mm" style:type="right"/>
        </style:tab-stops>
      </style:paragraph-properties>
    </style:style>
    <style:style style:name="P16" style:family="paragraph" style:parent-style-name="Standard">
      <style:paragraph-properties fo:margin-left="12.7mm" fo:margin-right="19.05mm" fo:margin-top="0mm" fo:margin-bottom="0mm" fo:line-height="100%" fo:text-align="justify" style:justify-single-word="false" fo:text-indent="0mm" style:auto-text-indent="false"/>
    </style:style>
    <style:style style:name="P17" style:family="paragraph" style:parent-style-name="Standard" style:list-style-name="WWNum2">
      <style:paragraph-properties fo:margin-left="13.97mm" fo:margin-right="0mm" fo:margin-top="5.08mm" fo:margin-bottom="0mm" fo:line-height="100%" fo:text-align="start" style:justify-single-word="false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8" style:family="paragraph" style:parent-style-name="Standard" style:list-style-name="WWNum2">
      <style:paragraph-properties fo:margin-left="13.97mm" fo:margin-right="0mm" fo:margin-top="4.45mm" fo:margin-bottom="0mm" fo:line-height="100%" fo:text-align="start" style:justify-single-word="false" fo:text-indent="0mm" style:auto-text-indent="false">
        <style:tab-stops>
          <style:tab-stop style:position="26.67mm" style:type="char" style:char="."/>
          <style:tab-stop style:position="120.97mm" style:type="right"/>
        </style:tab-stops>
      </style:paragraph-properties>
    </style:style>
    <style:style style:name="P19" style:family="paragraph" style:parent-style-name="Standard" style:list-style-name="WWNum2">
      <style:paragraph-properties fo:margin-left="13.97mm" fo:margin-right="0mm" fo:margin-top="4.45mm" fo:margin-bottom="0mm" fo:line-height="100%" fo:text-align="start" style:justify-single-word="false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0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21" style:family="paragraph" style:parent-style-name="Frame_20_contents">
      <style:paragraph-properties fo:margin-left="0mm" fo:margin-right="0mm" fo:margin-top="0mm" fo:margin-bottom="0mm" fo:line-height="90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Arial" fo:font-size="8pt" fo:letter-spacing="-0.11mm" fo:language="en" fo:country="US" fo:font-weight="bold" style:font-size-asian="8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8pt" fo:letter-spacing="normal" fo:language="en" fo:country="US" fo:font-weight="bold" style:font-size-asian="8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8pt" fo:letter-spacing="-0.04mm" fo:language="en" fo:country="US" fo:font-weight="bold" style:font-size-asian="8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11pt" fo:letter-spacing="0.07mm" fo:language="en" fo:country="US" fo:font-weight="bold" style:font-size-asian="11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1pt" fo:letter-spacing="-0.19mm" fo:language="en" fo:country="US" fo:font-weight="bold" style:font-size-asian="11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11pt" fo:letter-spacing="-0.28mm" fo:language="en" fo:country="US" fo:font-weight="bold" style:font-size-asian="11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12" style:family="text">
      <style:text-properties fo:color="#000000" style:text-line-through-style="none" style:text-position="0% 100%" style:font-name="Arial" fo:font-size="11pt" fo:letter-spacing="-0.23mm" fo:language="en" fo:country="US" fo:font-weight="bold" style:font-size-asian="11pt" style:font-weight-asian="bold" style:text-scale="100%"/>
    </style:style>
    <style:style style:name="T13" style:family="text">
      <style:text-properties fo:color="#000000" style:text-line-through-style="none" style:text-position="0% 100%" style:font-name="Arial" fo:font-size="11pt" fo:letter-spacing="-0.21mm" fo:language="en" fo:country="US" fo:font-weight="bold" style:font-size-asian="11pt" style:font-weight-asian="bold" style:text-scale="100%"/>
    </style:style>
    <style:style style:name="T14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T15" style:family="text">
      <style:text-properties fo:color="#000000" style:text-line-through-style="none" style:text-position="0% 100%" style:font-name="Arial" fo:font-size="11pt" fo:letter-spacing="0.49mm" fo:language="en" fo:country="US" fo:font-weight="bold" style:font-size-asian="11pt" style:font-weight-asian="bold" style:text-scale="100%"/>
    </style:style>
    <style:style style:name="T16" style:family="text">
      <style:text-properties fo:color="#000000" style:text-line-through-style="none" style:text-position="0% 100%" style:font-name="Arial" fo:font-size="11pt" fo:letter-spacing="0.25mm" fo:language="en" fo:country="US" fo:font-weight="bold" style:font-size-asian="11pt" style:font-weight-asian="bold" style:text-scale="100%"/>
    </style:style>
    <style:style style:name="T17" style:family="text">
      <style:text-properties fo:color="#000000" style:text-line-through-style="none" style:text-position="0% 100%" style:font-name="Arial" fo:font-size="11pt" fo:letter-spacing="-0.49mm" fo:language="en" fo:country="US" fo:font-weight="bold" style:font-size-asian="11pt" style:font-weight-asian="bold" style:text-scale="100%"/>
    </style:style>
    <style:style style:name="T18" style:family="text">
      <style:text-properties fo:color="#000000" style:text-line-through-style="none" style:text-position="0% 100%" style:font-name="Arial" fo:font-size="11pt" fo:letter-spacing="0.14mm" fo:language="en" fo:country="US" fo:font-weight="bold" style:font-size-asian="11pt" style:font-weight-asian="bold" style:text-scale="100%"/>
    </style:style>
    <style:style style:name="T19" style:family="text">
      <style:text-properties fo:color="#000000" style:text-line-through-style="none" style:text-position="0% 100%" style:font-name="Arial" fo:font-size="11pt" fo:letter-spacing="-0.42mm" fo:language="en" fo:country="US" fo:font-weight="bold" style:font-size-asian="11pt" style:font-weight-asian="bold" style:text-scale="100%"/>
    </style:style>
    <style:style style:name="T20" style:family="text"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text:anchor-type="paragraph" svg:x="0mm" svg:y="259.43mm" svg:width="177.8mm" svg:height="2.93mm" draw:z-index="0"><draw:text-box><text:p text:style-name="P21"><text:span text:style-name="T1">FORM 48C CONTINUATION SHEET 1</text:span></text:p></draw:text-box></draw:frame><draw:custom-shape text:anchor-type="paragraph" draw:z-index="1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4">THE COMPANIES ACT<text:line-break/><text:line-break/>(CHAPTER 50)/<text:line-break/><text:line-break/></text:span><text:span text:style-name="T5">THE COMPANIES REGULATIONS<text:line-break/><text:line-break/></text:span><text:span text:style-name="T6">SECTION 149(3) / REGULATION 88</text:span></text:p>
            <text:p text:style-name="P3"><text:span text:style-name="T7">REPORT ON CONDUCT OF DIRECTOR OF<text:line-break/><text:line-break/></text:span><text:span text:style-name="T4">INSOLVENT COMPANY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20">FORM<text:line-break/><text:line-break/>48C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9"/>
      <text:p text:style-name="P10"><text:span text:style-name="T8">Name of Company : </text:span><text:span text:style-name="T4">Company No:</text:span></text:p>
      <text:p text:style-name="P6"><text:span text:style-name="T9">Date of liquidation:</text:span></text:p>
      <text:p text:style-name="P5"><text:span text:style-name="T10">Type of liquidation:<text:tab/></text:span><text:span text:style-name="T11">*(a)<text:tab/></text:span><text:span text:style-name="T9">creditors' voluntary liquidation</text:span></text:p>
      <text:p text:style-name="P11"><text:span text:style-name="T4"><text:tab/>(b)<text:tab/></text:span><text:span text:style-name="T9">compulsory liquidation by court</text:span></text:p>
      <text:p text:style-name="P12"><text:span text:style-name="T12">Company Winding-Up No: </text:span><text:span text:style-name="T11">(if applicable)</text:span></text:p>
      <text:p text:style-name="P13"><text:span text:style-name="T13">Name of *Official Receiver / liquidator(s) making this report: </text:span><text:span text:style-name="T14">*NRIC / Passport No:</text:span></text:p>
      <text:p text:style-name="P4"><text:span text:style-name="T14">Name of *company / firm:</text:span></text:p>
      <text:p text:style-name="P4"><text:span text:style-name="T14">Address of *company / firm:</text:span></text:p>
      <text:p text:style-name="P7"><text:span text:style-name="T4">1<text:tab/></text:span><text:span text:style-name="T6">*I / We, the abovenamed *Official Receiver / liquidator(s), being the liquidator(s) of</text:span></text:p>
      <text:p text:style-name="P16"><text:span text:style-name="T14">the abovenamed company and having regard to the provisions in section 149(2)(b) </text:span><text:span text:style-name="T11">and (6) of the Act, hereby make the following report in respect of the person named </text:span><text:span text:style-name="T4">below:</text:span></text:p>
      <text:list xml:id="list20552208421" text:style-name="WWNum2">
        <text:list-item>
          <text:p text:style-name="P17"><text:span text:style-name="T15">Name of person:</text:span></text:p>
        </text:list-item>
        <text:list-item>
          <text:p text:style-name="P18"><text:span text:style-name="T16">*NRIC / Passport No:<text:tab/></text:span><text:span text:style-name="T14">Nationality :</text:span></text:p>
        </text:list-item>
      </text:list>
      <text:p text:style-name="P14"><text:span text:style-name="T17">(2)<text:tab/></text:span><text:span text:style-name="T4">Address:</text:span></text:p>
      <text:list xml:id="list1186864804" text:continue-numbering="true" text:style-name="WWNum2">
        <text:list-item>
          <text:p text:style-name="P19"><text:span text:style-name="T18">Designation in the abovenamed company:</text:span></text:p>
        </text:list-item>
      </text:list>
      <text:p text:style-name="P15"><text:span text:style-name="T19">(5)<text:tab/></text:span><text:span text:style-name="T10">Date of appointment:<text:tab/></text:span><text:span text:style-name="T11">Date of cessation:</text:span></text:p>
      <text:p text:style-name="P2"><text:span text:style-name="T2">*<text:tab/></text:span><text:span text:style-name="T3">Delete where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1pt" fo:letter-spacing="0.49mm" fo:language="en" fo:country="US" fo:font-weight="bold" style:font-size-asian="11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0.71mm" fo:margin-bottom="11.32mm" fo:margin-left="17.48mm" fo:margin-right="13.88mm" style:writing-mode="lr-tb" style:layout-grid-color="#c0c0c0" style:layout-grid-lines="2652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0" meta:word-count="150" meta:character-count="930" meta:non-whitespace-character-count="797"/>
    <meta:generator>LibreOffice/3.5$Linux_X86_64 LibreOffice_project/350m1$Build-2</meta:generator>
  </office:meta>
</office:document-meta>
</file>